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3.51mm" svg:height="90.04mm" svg:x="46.26mm" svg:y="5.58mm">
            <loext:p draw:notify-on-update-of-ranges="Sheet1.A2:Sheet1.A4 Sheet1.B2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0" calcext:value-type="float">
            <text:p>9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20:57:57.590746577</meta:creation-date>
    <dc:date>2016-05-25T21:04:07.828458816</dc:date>
    <meta:editing-duration>PT6M12S</meta:editing-duration>
    <meta:editing-cycles>1</meta:editing-cycles>
    <meta:document-statistic meta:table-count="1" meta:cell-count="8" meta:object-count="1"/>
    <meta:generator>LibreOffice/5.1.0.3$Linux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52cm" svg:height="9.005cm" xlink:href=".." xlink:type="simple" chart:class="chart:line" chart:style-name="ch1">
        <chart:legend chart:legend-position="end" svg:x="26.5cm" svg:y="4.203cm" style:legend-expansion="high" chart:style-name="ch2"/>
        <chart:plot-area chart:style-name="ch3" table:cell-range-address="Sheet1.A2:Sheet1.B4" chart:data-source-has-labels="column" svg:x="1.598cm" svg:y="0.18cm" svg:width="24.315cm" svg:height="7.664cm">
          <chartooo:coordinate-region svg:x="2.405cm" svg:y="0.38cm" svg:width="22.33cm" svg:height="6.817cm"/>
          <chart:axis chart:dimension="x" chart:name="primary-x" chart:style-name="ch4" chartooo:axis-type="auto">
            <chartooo:date-scale/>
            <chart:title svg:x="13.42cm" svg:y="8.024cm" chart:style-name="ch5">
              <text:p>N, T</text:p>
            </chart:title>
            <chart:categories table:cell-range-address="Sheet1.A2:Sheet1.A4"/>
          </chart:axis>
          <chart:axis chart:dimension="y" chart:name="primary-y" chart:style-name="ch4">
            <chart:title svg:x="0.451cm" svg:y="4.413cm" chart:style-name="ch6">
              <text:p>Time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B2:Sheet1.B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4</svg:desc>
                </draw:g>
              </table:table-cell>
              <table:table-cell office:value-type="float" office:value="1">
                <text:p>1</text:p>
                <draw:g>
                  <svg:desc>Sheet1.B2:Sheet1.B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